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3736in" fo:margin-left="0in" fo:margin-top="0in" fo:margin-bottom="0in" table:align="left" style:writing-mode="lr-tb"/>
    </style:style>
    <style:style style:name="Table1.A" style:family="table-column">
      <style:table-column-properties style:column-width="2.6576in"/>
    </style:style>
    <style:style style:name="Table1.B" style:family="table-column">
      <style:table-column-properties style:column-width="3.716in"/>
    </style:style>
    <style:style style:name="Table1.1" style:family="table-row">
      <style:table-row-properties style:min-row-height="0.3014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A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1.3" style:family="table-row">
      <style:table-row-properties style:min-row-height="1.0222in" fo:keep-together="auto"/>
    </style:style>
    <style:style style:name="Table2" style:family="table">
      <style:table-properties style:width="6.3736in" fo:margin-left="0in" fo:margin-top="0in" fo:margin-bottom="0in" table:align="left" style:writing-mode="lr-tb"/>
    </style:style>
    <style:style style:name="Table2.A" style:family="table-column">
      <style:table-column-properties style:column-width="2.6576in"/>
    </style:style>
    <style:style style:name="Table2.B" style:family="table-column">
      <style:table-column-properties style:column-width="3.716in"/>
    </style:style>
    <style:style style:name="Table2.1" style:family="table-row">
      <style:table-row-properties style:min-row-height="0.3014in"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A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2.3" style:family="table-row">
      <style:table-row-properties style:min-row-height="1.0222in" fo:keep-together="auto"/>
    </style:style>
    <style:style style:name="Table3" style:family="table">
      <style:table-properties style:width="6.3736in" fo:margin-left="0in" fo:margin-top="0in" fo:margin-bottom="0in" table:align="left" style:writing-mode="lr-tb"/>
    </style:style>
    <style:style style:name="Table3.A" style:family="table-column">
      <style:table-column-properties style:column-width="2.6576in"/>
    </style:style>
    <style:style style:name="Table3.B" style:family="table-column">
      <style:table-column-properties style:column-width="3.716in"/>
    </style:style>
    <style:style style:name="Table3.1" style:family="table-row">
      <style:table-row-properties style:min-row-height="0.3014in"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A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3.3" style:family="table-row">
      <style:table-row-properties style:min-row-height="1.0222in" fo:keep-together="auto"/>
    </style:style>
    <style:style style:name="Table4" style:family="table">
      <style:table-properties style:width="6.3736in" fo:margin-left="0in" fo:margin-top="0in" fo:margin-bottom="0in" table:align="left" style:writing-mode="lr-tb"/>
    </style:style>
    <style:style style:name="Table4.A" style:family="table-column">
      <style:table-column-properties style:column-width="2.6576in"/>
    </style:style>
    <style:style style:name="Table4.B" style:family="table-column">
      <style:table-column-properties style:column-width="3.716in"/>
    </style:style>
    <style:style style:name="Table4.1" style:family="table-row">
      <style:table-row-properties style:min-row-height="0.3014in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4.3" style:family="table-row">
      <style:table-row-properties style:min-row-height="1.0222in" fo:keep-together="auto"/>
    </style:style>
    <style:style style:name="Table5" style:family="table">
      <style:table-properties style:width="6.3736in" fo:margin-left="0in" fo:margin-top="0in" fo:margin-bottom="0in" table:align="left" style:writing-mode="lr-tb"/>
    </style:style>
    <style:style style:name="Table5.A" style:family="table-column">
      <style:table-column-properties style:column-width="2.6576in"/>
    </style:style>
    <style:style style:name="Table5.B" style:family="table-column">
      <style:table-column-properties style:column-width="3.716in"/>
    </style:style>
    <style:style style:name="Table5.1" style:family="table-row">
      <style:table-row-properties style:min-row-height="0.3014in" fo:keep-together="auto"/>
    </style:style>
    <style:style style:name="Table5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5.A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5.3" style:family="table-row">
      <style:table-row-properties style:min-row-height="1.0222in" fo:keep-together="auto"/>
    </style:style>
    <style:style style:name="Table6" style:family="table">
      <style:table-properties style:width="6.3736in" fo:margin-left="0in" fo:margin-top="0in" fo:margin-bottom="0in" table:align="left" style:writing-mode="lr-tb"/>
    </style:style>
    <style:style style:name="Table6.A" style:family="table-column">
      <style:table-column-properties style:column-width="2.6576in"/>
    </style:style>
    <style:style style:name="Table6.B" style:family="table-column">
      <style:table-column-properties style:column-width="3.716in"/>
    </style:style>
    <style:style style:name="Table6.1" style:family="table-row">
      <style:table-row-properties style:min-row-height="0.3014in" fo:keep-together="auto"/>
    </style:style>
    <style:style style:name="Table6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A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6.3" style:family="table-row">
      <style:table-row-properties style:min-row-height="1.0222in" fo:keep-together="auto"/>
    </style:style>
    <style:style style:name="P1" style:family="paragraph" style:parent-style-name="Footer">
      <style:text-properties officeooo:paragraph-rsid="0019cbc6"/>
    </style:style>
    <style:style style:name="P2" style:family="paragraph" style:parent-style-name="Standard" style:master-page-name="First_20_Page">
      <style:paragraph-properties fo:text-align="center" style:justify-single-word="false" style:page-number="auto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24718a"/>
    </style:style>
    <style:style style:name="P5" style:family="paragraph" style:parent-style-name="Standard" style:master-page-name="First_20_Page">
      <style:paragraph-properties fo:text-align="center" style:justify-single-word="false" style:page-number="auto"/>
      <style:text-properties officeooo:paragraph-rsid="0024718a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officeooo:paragraph-rsid="00250258"/>
    </style:style>
    <style:style style:name="P7" style:family="paragraph" style:parent-style-name="Standard">
      <style:paragraph-properties fo:text-align="center" style:justify-single-word="false"/>
      <style:text-properties officeooo:paragraph-rsid="00250258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officeooo:paragraph-rsid="00250258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officeooo:paragraph-rsid="00250258"/>
    </style:style>
    <style:style style:name="P10" style:family="paragraph" style:parent-style-name="Standard">
      <style:paragraph-properties fo:text-align="center" style:justify-single-word="false"/>
      <style:text-properties style:font-name="Liberation Serif" style:font-name-complex="Liberation Serif1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paragraph-rsid="0024718a" style:font-name-complex="Liberation Serif1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erif" officeooo:paragraph-rsid="00250258" style:font-name-complex="Liberation Serif1" style:font-size-complex="12pt"/>
    </style:style>
    <style:style style:name="P13" style:family="paragraph" style:parent-style-name="Standard">
      <style:text-properties style:font-name="Liberation Serif" fo:font-size="14pt" style:font-size-asian="14pt" style:font-name-complex="Liberation Serif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name-complex="Liberation Serif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4pt" officeooo:paragraph-rsid="0024718a" style:font-size-asian="14pt" style:font-name-complex="Liberation Serif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4pt" officeooo:paragraph-rsid="00250258" style:font-size-asian="14pt" style:font-name-complex="Liberation Serif1" style:font-size-complex="14pt"/>
    </style:style>
    <style:style style:name="P17" style:family="paragraph" style:parent-style-name="Standard">
      <style:text-properties style:font-name="Liberation Serif" fo:font-size="14pt" officeooo:paragraph-rsid="0024718a" style:font-size-asian="14pt" style:font-name-complex="Liberation Serif1" style:font-size-complex="14pt"/>
    </style:style>
    <style:style style:name="P18" style:family="paragraph" style:parent-style-name="Standard">
      <style:text-properties style:font-name="Liberation Serif" fo:font-size="14pt" officeooo:paragraph-rsid="00250258" style:font-size-asian="14pt" style:font-name-complex="Liberation Serif1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4pt" fo:language="ru" fo:country="RU" style:letter-kerning="false" style:font-name-asian="Calibri1" style:font-size-asian="14pt" style:language-asian="en" style:country-asian="US" style:font-name-complex="Liberation Serif1" style:font-size-complex="14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4pt" fo:language="ru" fo:country="RU" officeooo:paragraph-rsid="0024718a" style:letter-kerning="false" style:font-name-asian="Calibri1" style:font-size-asian="14pt" style:language-asian="en" style:country-asian="US" style:font-name-complex="Liberation Serif1" style:font-size-complex="14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4pt" fo:language="ru" fo:country="RU" officeooo:paragraph-rsid="00250258" style:letter-kerning="false" style:font-name-asian="Calibri1" style:font-size-asian="14pt" style:language-asian="en" style:country-asian="US" style:font-name-complex="Liberation Serif1" style:font-size-complex="14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1pt" fo:language="ru" fo:country="RU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1pt" fo:language="ru" fo:country="RU" officeooo:paragraph-rsid="0024718a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1pt" fo:language="ru" fo:country="RU" officeooo:paragraph-rsid="00250258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Liberation Serif" fo:font-size="11pt" fo:language="ru" fo:country="RU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Liberation Serif" fo:font-size="11pt" fo:language="ru" fo:country="RU" officeooo:paragraph-rsid="0024718a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Liberation Serif" fo:font-size="11pt" fo:language="ru" fo:country="RU" officeooo:paragraph-rsid="00250258" style:letter-kerning="false" style:font-name-asian="Calibri1" style:font-size-asian="11pt" style:language-asian="en" style:country-asian="US" style:font-name-complex="Liberation Serif1" style:font-size-complex="11pt" style:language-complex="ar" style:country-complex="SA"/>
    </style:style>
    <style:style style:name="P28" style:family="paragraph" style:parent-style-name="Standard">
      <style:paragraph-properties fo:line-height="100%" fo:text-align="center" style:justify-single-word="false"/>
    </style:style>
    <style:style style:name="P29" style:family="paragraph" style:parent-style-name="Standard">
      <style:paragraph-properties fo:line-height="100%" fo:text-align="center" style:justify-single-word="false"/>
      <style:text-properties officeooo:paragraph-rsid="0024718a"/>
    </style:style>
    <style:style style:name="P30" style:family="paragraph" style:parent-style-name="Standard">
      <style:paragraph-properties fo:line-height="100%" fo:text-align="center" style:justify-single-word="false"/>
      <style:text-properties officeooo:paragraph-rsid="00250258"/>
    </style:style>
    <style:style style:name="P3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24718a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250258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ru" fo:country="RU" officeooo:paragraph-rsid="0024718a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ru" fo:country="RU" officeooo:paragraph-rsid="00250258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7" style:family="paragraph" style:parent-style-name="Standard">
      <style:text-properties officeooo:paragraph-rsid="00250258"/>
    </style:style>
    <style:style style:name="T1" style:family="text">
      <style:text-properties fo:language="ru" fo:country="RU"/>
    </style:style>
    <style:style style:name="T2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6pt"/>
    </style:style>
    <style:style style:name="T3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6pt" style:font-weight-complex="bold"/>
    </style:style>
    <style:style style:name="T4" style:family="text">
      <style:text-properties style:font-name="Liberation Serif" fo:font-size="14pt" fo:language="ru" fo:country="RU" style:font-name-asian="Liberation Serif1" style:font-size-asian="14pt" style:font-name-complex="Liberation Serif1" style:font-size-complex="14pt"/>
    </style:style>
    <style:style style:name="T5" style:family="text">
      <style:text-properties style:font-name="Liberation Serif" fo:font-size="14pt" fo:language="ru" fo:country="RU" fo:font-weight="bold" style:font-name-asian="Liberation Serif1" style:font-size-asian="14pt" style:font-weight-asian="bold" style:font-name-complex="Liberation Serif1" style:font-size-complex="14pt"/>
    </style:style>
    <style:style style:name="T6" style:family="text">
      <style:text-properties style:font-name="Liberation Serif" fo:font-size="14pt" fo:language="ru" fo:country="RU" fo:font-weight="bold" style:font-name-asian="Liberation Serif1" style:font-size-asian="14pt" style:font-weight-asian="bold" style:font-name-complex="Liberation Serif1" style:font-size-complex="14pt" style:font-weight-complex="bold"/>
    </style:style>
    <style:style style:name="T7" style:family="text">
      <style:text-properties style:font-name="Liberation Serif" fo:font-size="14pt" fo:language="ru" fo:country="RU" fo:font-weight="bold" officeooo:rsid="0024718a" style:font-name-asian="Liberation Serif1" style:font-size-asian="14pt" style:font-weight-asian="bold" style:font-name-complex="Liberation Serif1" style:font-size-complex="14pt" style:font-weight-complex="bold"/>
    </style:style>
    <style:style style:name="T8" style:family="text">
      <style:text-properties style:font-name="Liberation Serif" fo:font-size="14pt" fo:language="ru" fo:country="RU" fo:font-weight="bold" officeooo:rsid="00250258" style:font-name-asian="Liberation Serif1" style:font-size-asian="14pt" style:font-weight-asian="bold" style:font-name-complex="Liberation Serif1" style:font-size-complex="14pt" style:font-weight-complex="bold"/>
    </style:style>
    <style:style style:name="T9" style:family="text">
      <style:text-properties style:font-name="Liberation Serif" fo:font-size="14pt" fo:language="ru" fo:country="RU" fo:font-weight="bold" officeooo:rsid="00264c1e" style:font-name-asian="Liberation Serif1" style:font-size-asian="14pt" style:font-weight-asian="bold" style:font-name-complex="Liberation Serif1" style:font-size-complex="14pt" style:font-weight-complex="bold"/>
    </style:style>
    <style:style style:name="T10" style:family="text">
      <style:text-properties style:font-name="Liberation Serif" fo:font-size="14pt" style:font-size-asian="14pt" style:font-name-complex="Liberation Serif1"/>
    </style:style>
    <style:style style:name="T11" style:family="text">
      <style:text-properties style:font-name="Liberation Serif" fo:font-size="14pt" style:font-size-asian="14pt" style:font-name-complex="Liberation Serif1" style:font-size-complex="16pt"/>
    </style:style>
    <style:style style:name="T12" style:family="text">
      <style:text-properties style:font-name="Liberation Serif" fo:font-size="14pt" style:font-size-asian="14pt" style:font-name-complex="Liberation Serif1" style:font-size-complex="16pt" style:font-weight-complex="bold"/>
    </style:style>
    <style:style style:name="T13" style:family="text">
      <style:text-properties style:font-name="Liberation Serif" fo:font-size="14pt" style:font-size-asian="14pt" style:font-name-complex="Liberation Serif1" style:font-size-complex="14pt"/>
    </style:style>
    <style:style style:name="T14" style:family="text">
      <style:text-properties style:font-name="Liberation Serif" fo:font-size="14pt" fo:font-weight="bold" style:font-size-asian="14pt" style:font-weight-asian="bold" style:font-name-complex="Liberation Serif1" style:font-size-complex="14pt" style:font-weight-complex="bold"/>
    </style:style>
    <style:style style:name="T15" style:family="text">
      <style:text-properties style:font-name="Liberation Serif" fo:font-size="14pt" style:font-name-asian="Liberation Serif1" style:font-size-asian="14pt" style:font-name-complex="Liberation Serif1"/>
    </style:style>
    <style:style style:name="T16" style:family="text">
      <style:text-properties style:font-name="Liberation Serif" fo:font-size="14pt" style:font-name-asian="Liberation Serif1" style:font-size-asian="14pt" style:font-name-complex="Liberation Serif1" style:font-size-complex="14pt"/>
    </style:style>
    <style:style style:name="T17" style:family="text">
      <style:text-properties style:font-name="Liberation Serif" fo:font-size="14pt" officeooo:rsid="001bc51f" style:font-name-asian="Liberation Serif1" style:font-size-asian="14pt" style:font-name-complex="Liberation Serif1" style:font-size-complex="14pt"/>
    </style:style>
    <style:style style:name="T18" style:family="text">
      <style:text-properties style:font-name="Liberation Serif" style:font-name-complex="Liberation Serif1"/>
    </style:style>
    <style:style style:name="T19" style:family="text">
      <style:text-properties style:font-name="Liberation Serif" style:font-name-complex="Liberation Serif1" style:font-size-complex="12pt"/>
    </style:style>
    <style:style style:name="T20" style:family="text">
      <style:text-properties style:font-name="Liberation Serif" fo:font-size="12pt" fo:font-weight="bold" style:font-size-asian="12pt" style:font-weight-asian="bold" style:font-name-complex="Liberation Serif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2"><text:span text:style-name="T3">ФЕДЕРАЛЬНОЕ АГЕНСТВО ЖЕЛЕЗНОДОРОЖНОГО ТРАНСПОРТА</text:span></text:p>
      <text:p text:style-name="P3" loext:marker-style-name="T11"><text:span text:style-name="T2">Федеральное государственное бюджетное образовательное учреждение высшего образования</text:span></text:p>
      <text:p text:style-name="P3" loext:marker-style-name="T11"><text:span text:style-name="T2">«ПЕТЕРБУРГСКИЙ ГОСУДАРСТВЕННЫЙ УНИВЕРСИТЕТ ПУТЕЙ СООБЩЕНИЯ Императора Александра I»</text:span></text:p>
      <text:p text:style-name="P10" loext:marker-style-name="T19"/>
      <text:p text:style-name="P3" loext:marker-style-name="T13"><text:span text:style-name="T4">Кафедра «Информационные и вычислительные системы»</text:span></text:p>
      <text:p text:style-name="P3" loext:marker-style-name="T20"><text:span text:style-name="T4">Дисциплина «Теория автоматов»</text:span></text:p>
      <text:p text:style-name="P13" loext:marker-style-name="T13"/>
      <text:p text:style-name="P14" loext:marker-style-name="T13"/>
      <text:p text:style-name="P14" loext:marker-style-name="T13"/>
      <text:p text:style-name="P28" loext:marker-style-name="T14"><text:span text:style-name="T6">ОТЧЁТ</text:span></text:p>
      <text:p text:style-name="P28" loext:marker-style-name="T14"><text:span text:style-name="T6">ПО ПРАКТИЧЕСКОМУ ЗАДАНИЮ №</text:span><text:span text:style-name="T7">1</text:span></text:p>
      <text:p text:style-name="P28" loext:marker-style-name="T14"><text:span text:style-name="T6">«</text:span><text:span text:style-name="T7">ИССЛЕДОВАНИЕ СПОСОБОВ ЗАДАНИЯ АБСТРАКТНЫХ АВТОМАТОВ</text:span><text:span text:style-name="T6">»</text:span></text:p>
      <text:p text:style-name="P13" loext:marker-style-name="T13"/>
      <text:p text:style-name="P14" loext:marker-style-name="T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31" loext:marker-style-name="T13"><text:span text:style-name="T16">Выполнил студент</text:span></text:p>
            <text:p text:style-name="P31" loext:marker-style-name="T13"><text:span text:style-name="T16">Факультет: АИТ</text:span></text:p>
            <text:p text:style-name="P31" loext:marker-style-name="T13"><text:span text:style-name="T16">Группа: ИВБ-21</text:span><text:span text:style-name="T17">1</text:span></text:p>
            <text:p text:style-name="P19" loext:marker-style-name="T13"/>
            <text:p text:style-name="P19" loext:marker-style-name="T13"/>
            <text:p text:style-name="P31" loext:marker-style-name="T13"><text:span text:style-name="T16">Руководитель</text:span></text:p>
            <text:p text:style-name="P19" loext:marker-style-name="T13"/>
          </table:table-cell>
          <table:table-cell table:style-name="Table1.A1" office:value-type="string">
            <text:p text:style-name="P34" loext:marker-style-name="T18"><text:span text:style-name="T15">Шефнер. А.</text:span></text:p>
            <text:p text:style-name="P22" loext:marker-style-name="T18"/>
            <text:p text:style-name="P25" loext:marker-style-name="T18"/>
            <text:p text:style-name="P25" loext:marker-style-name="T18"/>
            <text:p text:style-name="P25" loext:marker-style-name="T18"/>
            <text:p text:style-name="P25" loext:marker-style-name="T18"/>
          </table:table-cell>
        </table:table-row>
        <table:table-row table:style-name="Table1.1">
          <table:covered-table-cell table:style-name="Table1.A2"/>
          <table:table-cell table:style-name="Table1.A1" office:value-type="string">
            <text:p text:style-name="P34" loext:marker-style-name="T10"><text:span text:style-name="T15">Доцент кафедры, к.воен.н. Гильванов Р.Г.</text:span></text:p>
          </table:table-cell>
        </table:table-row>
        <table:table-row table:style-name="Table1.3">
          <table:table-cell table:style-name="Table1.A1" office:value-type="string">
            <text:p text:style-name="P31" loext:marker-style-name="T13"><text:span text:style-name="T16">Проверил</text:span></text:p>
          </table:table-cell>
          <table:table-cell table:style-name="Table1.A1" office:value-type="string">
            <text:p text:style-name="P34" loext:marker-style-name="T10"><text:span text:style-name="T15">Доцент кафедры, к.воен.н. Гильванов Р.Г.</text:span></text:p>
          </table:table-cell>
        </table:table-row>
      </table:table>
      <text:p text:style-name="P13" loext:marker-style-name="T13"/>
      <text:p text:style-name="P3" loext:marker-style-name="T14"><text:span text:style-name="T5"/></text:p>
      <text:p text:style-name="P4" loext:marker-style-name="T14"><text:span text:style-name="T5">Санкт-Петербург </text:span></text:p>
      <text:p text:style-name="P3" loext:marker-style-name="T14"><text:span text:style-name="T5">2024</text:span></text:p>
      <text:p text:style-name="P5" loext:marker-style-name="T12"><text:span text:style-name="T3">ФЕДЕРАЛЬНОЕ АГЕНСТВО ЖЕЛЕЗНОДОРОЖНОГО ТРАНСПОРТА</text:span></text:p>
      <text:p text:style-name="P4" loext:marker-style-name="T11"><text:span text:style-name="T2">Федеральное государственное бюджетное образовательное учреждение высшего образования</text:span></text:p>
      <text:p text:style-name="P4" loext:marker-style-name="T11"><text:span text:style-name="T2">«ПЕТЕРБУРГСКИЙ ГОСУДАРСТВЕННЫЙ УНИВЕРСИТЕТ ПУТЕЙ СООБЩЕНИЯ Императора Александра I»</text:span></text:p>
      <text:p text:style-name="P11" loext:marker-style-name="T19"/>
      <text:p text:style-name="P4" loext:marker-style-name="T13"><text:span text:style-name="T4">Кафедра «Информационные и вычислительные системы»</text:span></text:p>
      <text:p text:style-name="P4" loext:marker-style-name="T20"><text:span text:style-name="T4">Дисциплина «Теория автоматов»</text:span></text:p>
      <text:p text:style-name="P17" loext:marker-style-name="T13"/>
      <text:p text:style-name="P15" loext:marker-style-name="T13"/>
      <text:p text:style-name="P15" loext:marker-style-name="T13"/>
      <text:p text:style-name="P29" loext:marker-style-name="T14"><text:span text:style-name="T6">ОТЧЁТ</text:span></text:p>
      <text:p text:style-name="P29" loext:marker-style-name="T14"><text:span text:style-name="T6">ПО ПРАКТИЧЕСКОМУ ЗАДАНИЮ №</text:span><text:span text:style-name="T7">2</text:span></text:p>
      <text:p text:style-name="P29" loext:marker-style-name="T14"><text:span text:style-name="T6">«ИССЛЕДОВАНИЕ СПОСОБОВ ЗАДАНИЯ СТРУКТУРНЫХ АВТОМАТОВ»</text:span></text:p>
      <text:p text:style-name="P17" loext:marker-style-name="T13"/>
      <text:p text:style-name="P15" loext:marker-style-name="T1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32" loext:marker-style-name="T13"><text:span text:style-name="T16">Выполнил студент</text:span></text:p>
            <text:p text:style-name="P32" loext:marker-style-name="T13"><text:span text:style-name="T16">Факультет: АИТ</text:span></text:p>
            <text:p text:style-name="P32" loext:marker-style-name="T13"><text:span text:style-name="T16">Группа: ИВБ-21</text:span><text:span text:style-name="T17">1</text:span></text:p>
            <text:p text:style-name="P20" loext:marker-style-name="T13"/>
            <text:p text:style-name="P20" loext:marker-style-name="T13"/>
            <text:p text:style-name="P32" loext:marker-style-name="T13"><text:span text:style-name="T16">Руководитель</text:span></text:p>
            <text:p text:style-name="P20" loext:marker-style-name="T13"/>
          </table:table-cell>
          <table:table-cell table:style-name="Table2.A1" office:value-type="string">
            <text:p text:style-name="P35" loext:marker-style-name="T18"><text:span text:style-name="T15">Шефнер. А.</text:span></text:p>
            <text:p text:style-name="P23" loext:marker-style-name="T18"/>
            <text:p text:style-name="P26" loext:marker-style-name="T18"/>
            <text:p text:style-name="P26" loext:marker-style-name="T18"/>
            <text:p text:style-name="P26" loext:marker-style-name="T18"/>
            <text:p text:style-name="P26" loext:marker-style-name="T18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35" loext:marker-style-name="T10"><text:span text:style-name="T15">Доцент кафедры, к.воен.н. Гильванов Р.Г.</text:span></text:p>
          </table:table-cell>
        </table:table-row>
        <table:table-row table:style-name="Table2.3">
          <table:table-cell table:style-name="Table2.A1" office:value-type="string">
            <text:p text:style-name="P32" loext:marker-style-name="T13"><text:span text:style-name="T16">Проверил</text:span></text:p>
          </table:table-cell>
          <table:table-cell table:style-name="Table2.A1" office:value-type="string">
            <text:p text:style-name="P35" loext:marker-style-name="T10"><text:span text:style-name="T15">Доцент кафедры, к.воен.н. Гильванов Р.Г.</text:span></text:p>
          </table:table-cell>
        </table:table-row>
      </table:table>
      <text:p text:style-name="P17" loext:marker-style-name="T13"/>
      <text:p text:style-name="P4" loext:marker-style-name="T14"><text:span text:style-name="T5"/></text:p>
      <text:p text:style-name="P4" loext:marker-style-name="T14"><text:span text:style-name="T5">Санкт-Петербург </text:span></text:p>
      <text:p text:style-name="P4" loext:marker-style-name="T14"><text:span text:style-name="T5">2024</text:span></text:p>
      <text:p text:style-name="P5" loext:marker-style-name="T12"><text:span text:style-name="T3">ФЕДЕРАЛЬНОЕ АГЕНСТВО ЖЕЛЕЗНОДОРОЖНОГО ТРАНСПОРТА</text:span></text:p>
      <text:p text:style-name="P4" loext:marker-style-name="T11"><text:span text:style-name="T2">Федеральное государственное бюджетное образовательное учреждение высшего образования</text:span></text:p>
      <text:p text:style-name="P4" loext:marker-style-name="T11"><text:span text:style-name="T2">«ПЕТЕРБУРГСКИЙ ГОСУДАРСТВЕННЫЙ УНИВЕРСИТЕТ ПУТЕЙ СООБЩЕНИЯ Императора Александра I»</text:span></text:p>
      <text:p text:style-name="P11" loext:marker-style-name="T19"/>
      <text:p text:style-name="P4" loext:marker-style-name="T13"><text:span text:style-name="T4">Кафедра «Информационные и вычислительные системы»</text:span></text:p>
      <text:p text:style-name="P4" loext:marker-style-name="T20"><text:span text:style-name="T4">Дисциплина «Теория автоматов»</text:span></text:p>
      <text:p text:style-name="P17" loext:marker-style-name="T13"/>
      <text:p text:style-name="P15" loext:marker-style-name="T13"/>
      <text:p text:style-name="P15" loext:marker-style-name="T13"/>
      <text:p text:style-name="P29" loext:marker-style-name="T14"><text:span text:style-name="T6">ОТЧЁТ</text:span></text:p>
      <text:p text:style-name="P29" loext:marker-style-name="T14"><text:span text:style-name="T6">ПО ПРАКТИЧЕСКОМУ ЗАДАНИЮ №</text:span><text:span text:style-name="T14">3</text:span></text:p>
      <text:p text:style-name="P29" loext:marker-style-name="T14"><text:span text:style-name="T6">«СТРУКТУРНЫЙ СИНТЕЗ КОНЕЧНЫХ АВТОМАТОВ»</text:span></text:p>
      <text:p text:style-name="P17" loext:marker-style-name="T13"/>
      <text:p text:style-name="P15" loext:marker-style-name="T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2" office:value-type="string">
            <text:p text:style-name="P32" loext:marker-style-name="T13"><text:span text:style-name="T16">Выполнил студент</text:span></text:p>
            <text:p text:style-name="P32" loext:marker-style-name="T13"><text:span text:style-name="T16">Факультет: АИТ</text:span></text:p>
            <text:p text:style-name="P32" loext:marker-style-name="T13"><text:span text:style-name="T16">Группа: ИВБ-21</text:span><text:span text:style-name="T17">1</text:span></text:p>
            <text:p text:style-name="P20" loext:marker-style-name="T13"/>
            <text:p text:style-name="P20" loext:marker-style-name="T13"/>
            <text:p text:style-name="P32" loext:marker-style-name="T13"><text:span text:style-name="T16">Руководитель</text:span></text:p>
            <text:p text:style-name="P20" loext:marker-style-name="T13"/>
          </table:table-cell>
          <table:table-cell table:style-name="Table3.A1" office:value-type="string">
            <text:p text:style-name="P35" loext:marker-style-name="T18"><text:span text:style-name="T15">Шефнер. А.</text:span></text:p>
            <text:p text:style-name="P23" loext:marker-style-name="T18"/>
            <text:p text:style-name="P26" loext:marker-style-name="T18"/>
            <text:p text:style-name="P26" loext:marker-style-name="T18"/>
            <text:p text:style-name="P26" loext:marker-style-name="T18"/>
            <text:p text:style-name="P26" loext:marker-style-name="T18"/>
          </table:table-cell>
        </table:table-row>
        <table:table-row table:style-name="Table3.1">
          <table:covered-table-cell table:style-name="Table3.A2"/>
          <table:table-cell table:style-name="Table3.A1" office:value-type="string">
            <text:p text:style-name="P35" loext:marker-style-name="T10"><text:span text:style-name="T15">Доцент кафедры, к.воен.н. Гильванов Р.Г.</text:span></text:p>
          </table:table-cell>
        </table:table-row>
        <table:table-row table:style-name="Table3.3">
          <table:table-cell table:style-name="Table3.A1" office:value-type="string">
            <text:p text:style-name="P32" loext:marker-style-name="T13"><text:span text:style-name="T16">Проверил</text:span></text:p>
          </table:table-cell>
          <table:table-cell table:style-name="Table3.A1" office:value-type="string">
            <text:p text:style-name="P35" loext:marker-style-name="T10"><text:span text:style-name="T15">Доцент кафедры, к.воен.н. Гильванов Р.Г.</text:span></text:p>
          </table:table-cell>
        </table:table-row>
      </table:table>
      <text:p text:style-name="P17" loext:marker-style-name="T13"/>
      <text:p text:style-name="P4" loext:marker-style-name="T14"><text:span text:style-name="T5"/></text:p>
      <text:p text:style-name="P4" loext:marker-style-name="T14"><text:span text:style-name="T5">Санкт-Петербург </text:span></text:p>
      <text:p text:style-name="P4" loext:marker-style-name="T14"><text:span text:style-name="T5">2024</text:span></text:p>
      <text:p text:style-name="P6" loext:marker-style-name="T12"><text:span text:style-name="T3">ФЕДЕРАЛЬНОЕ АГЕНСТВО ЖЕЛЕЗНОДОРОЖНОГО ТРАНСПОРТА</text:span></text:p>
      <text:p text:style-name="P7" loext:marker-style-name="T11"><text:span text:style-name="T2">Федеральное государственное бюджетное образовательное учреждение высшего образования</text:span></text:p>
      <text:p text:style-name="P7" loext:marker-style-name="T11"><text:span text:style-name="T2">«ПЕТЕРБУРГСКИЙ ГОСУДАРСТВЕННЫЙ УНИВЕРСИТЕТ ПУТЕЙ СООБЩЕНИЯ Императора Александра I»</text:span></text:p>
      <text:p text:style-name="P12" loext:marker-style-name="T19"/>
      <text:p text:style-name="P7" loext:marker-style-name="T13"><text:span text:style-name="T4">Кафедра «Информационные и вычислительные системы»</text:span></text:p>
      <text:p text:style-name="P7" loext:marker-style-name="T20"><text:span text:style-name="T4">Дисциплина «Теория автоматов»</text:span></text:p>
      <text:p text:style-name="P18" loext:marker-style-name="T13"/>
      <text:p text:style-name="P16" loext:marker-style-name="T13"/>
      <text:p text:style-name="P16" loext:marker-style-name="T13"/>
      <text:p text:style-name="P30" loext:marker-style-name="T14"><text:span text:style-name="T6">ОТЧЁТ</text:span></text:p>
      <text:p text:style-name="P30" loext:marker-style-name="T14"><text:span text:style-name="T6">ПО ПРАКТИЧЕСКОМУ ЗАДАНИЮ №</text:span><text:span text:style-name="T8">4</text:span></text:p>
      <text:p text:style-name="P30" loext:marker-style-name="T14"><text:span text:style-name="T6">«</text:span><text:span text:style-name="T7">ФУНКЦИОНАЛЬНЫЕ ВОЗМОЖНОСТИ СТРУКТУРНОГО АВТОМАТА</text:span><text:span text:style-name="T6">»</text:span></text:p>
      <text:p text:style-name="P18" loext:marker-style-name="T13"/>
      <text:p text:style-name="P16" loext:marker-style-name="T1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rows-spanned="2" office:value-type="string">
            <text:p text:style-name="P33" loext:marker-style-name="T13"><text:span text:style-name="T16">Выполнил студент</text:span></text:p>
            <text:p text:style-name="P33" loext:marker-style-name="T13"><text:span text:style-name="T16">Факультет: АИТ</text:span></text:p>
            <text:p text:style-name="P33" loext:marker-style-name="T13"><text:span text:style-name="T16">Группа: ИВБ-21</text:span><text:span text:style-name="T17">1</text:span></text:p>
            <text:p text:style-name="P21" loext:marker-style-name="T13"/>
            <text:p text:style-name="P21" loext:marker-style-name="T13"/>
            <text:p text:style-name="P33" loext:marker-style-name="T13"><text:span text:style-name="T16">Руководитель</text:span></text:p>
            <text:p text:style-name="P21" loext:marker-style-name="T13"/>
          </table:table-cell>
          <table:table-cell table:style-name="Table4.A1" office:value-type="string">
            <text:p text:style-name="P36" loext:marker-style-name="T18"><text:span text:style-name="T15">Шефнер. А.</text:span></text:p>
            <text:p text:style-name="P24" loext:marker-style-name="T18"/>
            <text:p text:style-name="P27" loext:marker-style-name="T18"/>
            <text:p text:style-name="P27" loext:marker-style-name="T18"/>
            <text:p text:style-name="P27" loext:marker-style-name="T18"/>
            <text:p text:style-name="P27" loext:marker-style-name="T18"/>
          </table:table-cell>
        </table:table-row>
        <table:table-row table:style-name="Table4.1">
          <table:covered-table-cell table:style-name="Table4.A2"/>
          <table:table-cell table:style-name="Table4.A1" office:value-type="string">
            <text:p text:style-name="P36" loext:marker-style-name="T10"><text:span text:style-name="T15">Доцент кафедры, к.воен.н. Гильванов Р.Г.</text:span></text:p>
          </table:table-cell>
        </table:table-row>
        <table:table-row table:style-name="Table4.3">
          <table:table-cell table:style-name="Table4.A1" office:value-type="string">
            <text:p text:style-name="P33" loext:marker-style-name="T13"><text:span text:style-name="T16">Проверил</text:span></text:p>
          </table:table-cell>
          <table:table-cell table:style-name="Table4.A1" office:value-type="string">
            <text:p text:style-name="P36" loext:marker-style-name="T10"><text:span text:style-name="T15">Доцент кафедры, к.воен.н. Гильванов Р.Г.</text:span></text:p>
          </table:table-cell>
        </table:table-row>
      </table:table>
      <text:p text:style-name="P18" loext:marker-style-name="T13"/>
      <text:p text:style-name="P7" loext:marker-style-name="T14"><text:span text:style-name="T5"/></text:p>
      <text:p text:style-name="P7" loext:marker-style-name="T14"><text:span text:style-name="T5">Санкт-Петербург </text:span></text:p>
      <text:p text:style-name="P7" loext:marker-style-name="T14"><text:span text:style-name="T5">2024</text:span></text:p>
      <text:p text:style-name="P6" loext:marker-style-name="T12"><text:span text:style-name="T3">ФЕДЕРАЛЬНОЕ АГЕНСТВО ЖЕЛЕЗНОДОРОЖНОГО ТРАНСПОРТА</text:span></text:p>
      <text:p text:style-name="P7" loext:marker-style-name="T11"><text:span text:style-name="T2">Федеральное государственное бюджетное образовательное учреждение высшего образования</text:span></text:p>
      <text:p text:style-name="P7" loext:marker-style-name="T11"><text:span text:style-name="T2">«ПЕТЕРБУРГСКИЙ ГОСУДАРСТВЕННЫЙ УНИВЕРСИТЕТ ПУТЕЙ СООБЩЕНИЯ Императора Александра I»</text:span></text:p>
      <text:p text:style-name="P12" loext:marker-style-name="T19"/>
      <text:p text:style-name="P7" loext:marker-style-name="T13"><text:span text:style-name="T4">Кафедра «Информационные и вычислительные системы»</text:span></text:p>
      <text:p text:style-name="P7" loext:marker-style-name="T20"><text:span text:style-name="T4">Дисциплина «Теория автоматов»</text:span></text:p>
      <text:p text:style-name="P18" loext:marker-style-name="T13"/>
      <text:p text:style-name="P16" loext:marker-style-name="T13"/>
      <text:p text:style-name="P16" loext:marker-style-name="T13"/>
      <text:p text:style-name="P30" loext:marker-style-name="T14"><text:span text:style-name="T6">ОТЧЁТ</text:span></text:p>
      <text:p text:style-name="P30" loext:marker-style-name="T14"><text:span text:style-name="T6">ПО ПРАКТИЧЕСКОМУ ЗАДАНИЮ №</text:span><text:span text:style-name="T9">5</text:span></text:p>
      <text:p text:style-name="P30" loext:marker-style-name="T14"><text:span text:style-name="T6">«РАЗРАБОТКА ГСА АБСТРАКТНОГО АВТОМАТА»</text:span></text:p>
      <text:p text:style-name="P18" loext:marker-style-name="T13"/>
      <text:p text:style-name="P16" loext:marker-style-name="T1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rows-spanned="2" office:value-type="string">
            <text:p text:style-name="P33" loext:marker-style-name="T13"><text:span text:style-name="T16">Выполнил студент</text:span></text:p>
            <text:p text:style-name="P33" loext:marker-style-name="T13"><text:span text:style-name="T16">Факультет: АИТ</text:span></text:p>
            <text:p text:style-name="P33" loext:marker-style-name="T13"><text:span text:style-name="T16">Группа: ИВБ-21</text:span><text:span text:style-name="T17">1</text:span></text:p>
            <text:p text:style-name="P21" loext:marker-style-name="T13"/>
            <text:p text:style-name="P21" loext:marker-style-name="T13"/>
            <text:p text:style-name="P33" loext:marker-style-name="T13"><text:span text:style-name="T16">Руководитель</text:span></text:p>
            <text:p text:style-name="P21" loext:marker-style-name="T13"/>
          </table:table-cell>
          <table:table-cell table:style-name="Table5.A1" office:value-type="string">
            <text:p text:style-name="P36" loext:marker-style-name="T18"><text:span text:style-name="T15">Шефнер. А.</text:span></text:p>
            <text:p text:style-name="P24" loext:marker-style-name="T18"/>
            <text:p text:style-name="P27" loext:marker-style-name="T18"/>
            <text:p text:style-name="P27" loext:marker-style-name="T18"/>
            <text:p text:style-name="P27" loext:marker-style-name="T18"/>
            <text:p text:style-name="P27" loext:marker-style-name="T18"/>
          </table:table-cell>
        </table:table-row>
        <table:table-row table:style-name="Table5.1">
          <table:covered-table-cell table:style-name="Table5.A2"/>
          <table:table-cell table:style-name="Table5.A1" office:value-type="string">
            <text:p text:style-name="P36" loext:marker-style-name="T10"><text:span text:style-name="T15">Доцент кафедры, к.воен.н. Гильванов Р.Г.</text:span></text:p>
          </table:table-cell>
        </table:table-row>
        <table:table-row table:style-name="Table5.3">
          <table:table-cell table:style-name="Table5.A1" office:value-type="string">
            <text:p text:style-name="P33" loext:marker-style-name="T13"><text:span text:style-name="T16">Проверил</text:span></text:p>
          </table:table-cell>
          <table:table-cell table:style-name="Table5.A1" office:value-type="string">
            <text:p text:style-name="P36" loext:marker-style-name="T10"><text:span text:style-name="T15">Доцент кафедры, к.воен.н. Гильванов Р.Г.</text:span></text:p>
          </table:table-cell>
        </table:table-row>
      </table:table>
      <text:p text:style-name="P18" loext:marker-style-name="T13"/>
      <text:p text:style-name="P7" loext:marker-style-name="T14"><text:span text:style-name="T5"/></text:p>
      <text:p text:style-name="P7" loext:marker-style-name="T14"><text:span text:style-name="T5">Санкт-Петербург </text:span></text:p>
      <text:p text:style-name="P7" loext:marker-style-name="T14"><text:span text:style-name="T5">2024</text:span></text:p>
      <text:p text:style-name="P6" loext:marker-style-name="T12"><text:span text:style-name="T3">ФЕДЕРАЛЬНОЕ АГЕНСТВО ЖЕЛЕЗНОДОРОЖНОГО ТРАНСПОРТА</text:span></text:p>
      <text:p text:style-name="P7" loext:marker-style-name="T11"><text:span text:style-name="T2">Федеральное государственное бюджетное образовательное учреждение высшего образования</text:span></text:p>
      <text:p text:style-name="P7" loext:marker-style-name="T11"><text:span text:style-name="T2">«ПЕТЕРБУРГСКИЙ ГОСУДАРСТВЕННЫЙ УНИВЕРСИТЕТ ПУТЕЙ СООБЩЕНИЯ Императора Александра I»</text:span></text:p>
      <text:p text:style-name="P12" loext:marker-style-name="T19"/>
      <text:p text:style-name="P7" loext:marker-style-name="T13"><text:span text:style-name="T4">Кафедра «Информационные и вычислительные системы»</text:span></text:p>
      <text:p text:style-name="P7" loext:marker-style-name="T20"><text:span text:style-name="T4">Дисциплина «Теория автоматов»</text:span></text:p>
      <text:p text:style-name="P18" loext:marker-style-name="T13"/>
      <text:p text:style-name="P16" loext:marker-style-name="T13"/>
      <text:p text:style-name="P16" loext:marker-style-name="T13"/>
      <text:p text:style-name="P30" loext:marker-style-name="T14"><text:span text:style-name="T6">ОТЧЁТ</text:span></text:p>
      <text:p text:style-name="P30" loext:marker-style-name="T14"><text:span text:style-name="T6">ПО ПРАКТИЧЕСК</text:span><text:span text:style-name="T9">ИМ</text:span><text:span text:style-name="T6"> ЗАДАНИ</text:span><text:span text:style-name="T9">ЯМ</text:span><text:span text:style-name="T6"> №</text:span><text:span text:style-name="T9">6 И №7</text:span></text:p>
      <text:p text:style-name="P30" loext:marker-style-name="T14"><text:span text:style-name="T6">«</text:span><text:span text:style-name="T9">НАЗНАЧЕНИЕ, ЗАДАЧИ, ПРИНЦИП РАБОТЫ УПРАВЛЯЮЩЕГО АВТОМАТА И ОПЕРАЦИОННОГО АВТОМАТА</text:span><text:span text:style-name="T6">»</text:span></text:p>
      <text:p text:style-name="P18" loext:marker-style-name="T13"/>
      <text:p text:style-name="P16" loext:marker-style-name="T1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rows-spanned="2" office:value-type="string">
            <text:p text:style-name="P33" loext:marker-style-name="T13"><text:span text:style-name="T16">Выполнил студент</text:span></text:p>
            <text:p text:style-name="P33" loext:marker-style-name="T13"><text:span text:style-name="T16">Факультет: АИТ</text:span></text:p>
            <text:p text:style-name="P33" loext:marker-style-name="T13"><text:span text:style-name="T16">Группа: ИВБ-21</text:span><text:span text:style-name="T17">1</text:span></text:p>
            <text:p text:style-name="P21" loext:marker-style-name="T13"/>
            <text:p text:style-name="P21" loext:marker-style-name="T13"/>
            <text:p text:style-name="P33" loext:marker-style-name="T13"><text:span text:style-name="T16">Руководитель</text:span></text:p>
            <text:p text:style-name="P21" loext:marker-style-name="T13"/>
          </table:table-cell>
          <table:table-cell table:style-name="Table6.A1" office:value-type="string">
            <text:p text:style-name="P36" loext:marker-style-name="T18"><text:span text:style-name="T15">Шефнер. А.</text:span></text:p>
            <text:p text:style-name="P24" loext:marker-style-name="T18"/>
            <text:p text:style-name="P27" loext:marker-style-name="T18"/>
            <text:p text:style-name="P27" loext:marker-style-name="T18"/>
            <text:p text:style-name="P27" loext:marker-style-name="T18"/>
            <text:p text:style-name="P27" loext:marker-style-name="T18"/>
          </table:table-cell>
        </table:table-row>
        <table:table-row table:style-name="Table6.1">
          <table:covered-table-cell table:style-name="Table6.A2"/>
          <table:table-cell table:style-name="Table6.A1" office:value-type="string">
            <text:p text:style-name="P36" loext:marker-style-name="T10"><text:span text:style-name="T15">Доцент кафедры, к.воен.н. Гильванов Р.Г.</text:span></text:p>
          </table:table-cell>
        </table:table-row>
        <table:table-row table:style-name="Table6.3">
          <table:table-cell table:style-name="Table6.A1" office:value-type="string">
            <text:p text:style-name="P33" loext:marker-style-name="T13"><text:span text:style-name="T16">Проверил</text:span></text:p>
          </table:table-cell>
          <table:table-cell table:style-name="Table6.A1" office:value-type="string">
            <text:p text:style-name="P36" loext:marker-style-name="T10"><text:span text:style-name="T15">Доцент кафедры, к.воен.н. Гильванов Р.Г.</text:span></text:p>
          </table:table-cell>
        </table:table-row>
      </table:table>
      <text:p text:style-name="P18" loext:marker-style-name="T13"/>
      <text:p text:style-name="P7" loext:marker-style-name="T14"><text:span text:style-name="T5"/></text:p>
      <text:p text:style-name="P7" loext:marker-style-name="T14"><text:span text:style-name="T5">Санкт-Петербург </text:span></text:p>
      <text:p text:style-name="P7" loext:marker-style-name="T14"><text:span text:style-name="T5">20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WWNum1" style:list-level="1" style:class="text">
      <style:paragraph-properties fo:margin-top="0in" fo:margin-bottom="0.0835in" style:contextual-spacing="false" fo:line-height="100%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Figure_20_Index_20_1" style:display-name="Figure Index 1" style:family="paragraph" style:parent-style-name="Standard" style:class="index">
      <style:paragraph-properties fo:margin-top="0in" fo:margin-bottom="0in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default-outline-level="4" style:list-style-name="WWNum1" style:list-level="4" style:class="text">
      <style:paragraph-properties fo:margin-top="0in" fo:margin-bottom="0in" style:contextual-spacing="false" fo:line-height="100%" fo:keep-with-next="always"/>
      <style:text-properties style:font-name="Arial" fo:font-family="Arial" style:font-family-generic="roman" style:font-pitch="variable" fo:font-size="12pt" fo:language="ru" fo:country="RU" fo:font-style="italic" fo:font-weight="bold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default-outline-level="6" style:list-style-name="WWNum1" style:list-level="6" style:class="text">
      <style:paragraph-properties fo:margin-top="0.1665in" fo:margin-bottom="0.0417in" style:contextual-spacing="false" fo:line-height="100%"/>
      <style:text-properties style:font-name="Times New Roman" fo:font-family="'Times New Roman'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ja" style:country-asian="JP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WWNum1" style:list-level="7" style:class="text">
      <style:paragraph-properties fo:margin-top="0.1665in" fo:margin-bottom="0.0417in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default-outline-level="8" style:list-style-name="WWNum1" style:list-level="8" style:class="text">
      <style:paragraph-properties fo:margin-top="0.1665in" fo:margin-bottom="0.0417in" style:contextual-spacing="false" fo:line-height="100%"/>
      <style:text-properties style:font-name="Times New Roman" fo:font-family="'Times New Roman'" style:font-family-generic="roman" style:font-pitch="variable" fo:font-size="12pt" fo:language="ru" fo:country="RU" fo:font-style="italic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default-outline-level="9" style:list-style-name="WWNum1" style:list-level="9" style:class="text">
      <style:paragraph-properties fo:margin-top="0.1665in" fo:margin-bottom="0.0417in" style:contextual-spacing="false" fo:line-height="100%"/>
      <style:text-properties style:font-name="Arial" fo:font-family="Arial" style:font-family-generic="roman" style:font-pitch="variable" fo:language="ru" fo:country="RU" style:font-name-asian="Times New Roman1" style:font-family-asian="'Times New Roman'" style:font-family-generic-asian="system" style:font-pitch-asian="variable" style:language-asian="ja" style:country-asian="JP" style:font-name-complex="Arial1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Название_20_пункта_20_задания" style:display-name="Название пункта задания" style:family="paragraph" style:parent-style-name="Caption">
      <style:paragraph-properties fo:margin-top="0in" fo:margin-bottom="0.0835in" style:contextual-spacing="false"/>
      <style:text-properties style:use-window-font-color="true" loext:opacity="0%" style:font-name="Arial" fo:font-family="Arial" style:font-family-generic="roman" style:font-pitch="variable" fo:font-size="12pt" fo:language="ru" fo:country="RU" fo:font-style="normal" fo:font-weight="bold" style:font-name-asian="Times New Roman1" style:font-family-asian="'Times New Roman'" style:font-family-generic-asian="system" style:font-pitch-asian="variable" style:font-size-asian="12pt" style:language-asian="ja" style:country-asian="JP" style:font-style-asian="normal" style:font-weight-asian="bold" style:font-name-complex="Times New Roman1" style:font-family-complex="'Times New Roman'" style:font-family-generic-complex="system" style:font-pitch-complex="variable" style:font-size-complex="10pt" style:font-style-complex="normal">
        <loext:char-complex-color loext:theme-type="dark2" loext:color-type="theme"/>
      </style:text-properties>
    </style:style>
    <style:style style:name="Стиль_20_Заголовок_20_2_20__2b__20_13_20_пт" style:display-name="Стиль Заголовок 2 + 13 пт" style:family="paragraph" style:parent-style-name="Standard" style:list-style-name="WWNum1" style:list-level="2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Стиль_20_Заголовок_20_3_20__2b__20_13_20_пт" style:display-name="Стиль Заголовок 3 + 13 пт" style:family="paragraph" style:parent-style-name="Standard" style:list-style-name="WWNum1" style:list-level="3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class="index">
      <style:text-properties fo:language="ru" fo:country="RU" style:language-asian="ru" style:country-asian="RU"/>
    </style:style>
    <style:style style:name="Contents_20_1" style:display-name="Contents 1" style:family="paragraph" style:parent-style-name="Standard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class="index">
      <style:paragraph-properties fo:margin-left="0.1528in" fo:margin-top="0in" fo:margin-bottom="0.0693in" style:contextual-spacing="false"/>
    </style:style>
    <style:style style:name="Contents_20_3" style:display-name="Contents 3" style:family="paragraph" style:parent-style-name="Standard" style:class="index">
      <style:paragraph-properties fo:margin-left="0.3055in" fo:margin-top="0in" fo:margin-bottom="0.0693in" style:contextual-spacing="false"/>
    </style:style>
    <style:style style:name="Default" style:family="paragraph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ru" fo:country="RU" fo:font-style="normal" style:text-underline-style="none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text:display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_20__28_WW_29_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_20__28_WW_29_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_20__28_WW_29_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_20__28_WW_29_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_20__28_WW_29_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_20__28_WW_29_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_20__28_WW_29_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_20__28_WW_29_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_20__28_WW_29_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_20__28_WW_29_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_20__28_WW_29_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Заголовок_20_4_20_Знак" style:display-name="Заголовок 4 Знак" style:family="text" style:parent-style-name="Default_20_Paragraph_20_Font_20__28_WW_29_">
      <style:text-properties style:font-name="Arial" fo:font-family="Arial" style:font-family-generic="roman" style:font-pitch="variable" fo:font-size="12pt" fo:language="ru" fo:country="RU" fo:font-style="italic" fo:font-weight="bold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6_20_Знак" style:display-name="Заголовок 6 Знак" style:family="text" style:parent-style-name="Default_20_Paragraph_20_Font_20__28_WW_29_">
      <style:text-properties style:font-name="Times New Roman" fo:font-family="'Times New Roman'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ja" style:country-asian="JP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_20__28_WW_29_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_20__28_WW_29_">
      <style:text-properties style:font-name="Times New Roman" fo:font-family="'Times New Roman'" style:font-family-generic="roman" style:font-pitch="variable" fo:font-size="12pt" fo:language="ru" fo:country="RU" fo:font-style="italic" style:font-name-asian="Times New Roman1" style:font-family-asian="'Times New Roman'" style:font-family-generic-asian="system" style:font-pitch-asian="variable" style:font-size-asian="12pt" style:language-asian="ja" style:country-asian="JP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_20__28_WW_29_">
      <style:text-properties style:font-name="Arial" fo:font-family="Arial" style:font-family-generic="roman" style:font-pitch="variable" fo:language="ru" fo:country="RU" style:font-name-asian="Times New Roman1" style:font-family-asian="'Times New Roman'" style:font-family-generic-asian="system" style:font-pitch-asian="variable" style:language-asian="ja" style:country-asian="JP" style:font-name-complex="Arial1" style:font-family-complex="Arial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fo:font-variant="normal" fo:text-transform="non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text:display="true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text:display="true"/>
    </style:style>
    <style:style style:name="ListLabel_20_3" style:display-name="ListLabel 3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style:font-name="Arial" fo:font-family="Arial" style:font-family-generic="roman" style:font-pitch="variable" fo:font-size="14pt" fo:font-style="normal" fo:font-weight="normal" style:font-size-asian="14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ize="11pt" fo:font-style="normal" fo:font-weight="bold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48in" fo:text-indent="-0.248in" fo:margin-left="0.248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248in" fo:text-indent="-0.252in" fo:margin-left="0.5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52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52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52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5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52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52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52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52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5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12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13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135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text-properties officeooo:paragraph-rsid="0019cbc6"/>
    </style:style>
    <style:style style:name="MT1" style:family="text">
      <style:text-properties fo:language="ru" fo:country="RU"/>
    </style:style>
    <style:page-layout style:name="Mpm1">
      <style:page-layout-properties fo:page-width="8.5in" fo:page-height="11in" style:num-format="1" style:print-orientation="portrait" fo:margin-top="0.7874in" fo:margin-bottom="0.4925in" fo:margin-left="1.1811in" fo:margin-right="0.5902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5in" fo:margin-left="1.1811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 loext:marker-style-name="MT1"><text:page-number text:select-page="current">7</text:page-number><text:s/>Шефнер<text:span text:style-name="MT1"> А.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Footer" loext:marker-style-name="MT1"><text:page-number text:select-page="current">0</text:page-number><text:s/>Шефнер<text:span text:style-name="MT1"> А.</text:span></text:p>
        <text:p text:style-name="Footer"/>
      </style:footer>
    </style:master-page>
    <style:master-page style:name="Converted2" style:page-layout-name="Mpm4" draw:style-name="Mdp1" style:next-style-name="Converted1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9</meta:editing-cycles>
    <meta:creation-date>2024-03-26T19:52:00</meta:creation-date>
    <dc:date>2024-05-28T09:19:25.850638263</dc:date>
    <meta:generator>LibreOffice/24.2.3.2$Linux_X86_64 LibreOffice_project/420$Build-2</meta:generator>
    <meta:editing-duration>PT5H3M51S</meta:editing-duration>
    <meta:print-date>2024-05-21T00:03:55.139745548</meta:print-date>
    <meta:printed-by>PDF files</meta:printed-by>
    <meta:document-statistic meta:table-count="6" meta:image-count="0" meta:object-count="0" meta:page-count="6" meta:paragraph-count="110" meta:word-count="363" meta:character-count="3343" meta:non-whitespace-character-count="3084"/>
    <meta:template xlink:type="simple" xlink:actuate="onRequest" xlink:title="Normal.dotm" xlink:href=""/>
  </office:meta>
</office:document-meta>
</file>